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12.5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a659" officeooo:paragraph-rsid="0006a65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6a659" officeooo:paragraph-rsid="0006a65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00d9" officeooo:paragraph-rsid="000700d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700d9" officeooo:paragraph-rsid="00089c80" style:font-weight-asian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700d9" officeooo:paragraph-rsid="000700d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700d9" officeooo:paragraph-rsid="001adcf6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c845f" officeooo:paragraph-rsid="000c845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dd91b" officeooo:paragraph-rsid="000c845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0a36ec" officeooo:paragraph-rsid="000a36ec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fo:font-weight="bold" officeooo:rsid="000dd91b" officeooo:paragraph-rsid="000dd91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dd91b" officeooo:paragraph-rsid="000dd91b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dd91b" officeooo:paragraph-rsid="000dd91b"/>
    </style:style>
    <style:style style:name="P14" style:family="paragraph" style:parent-style-name="Table_20_Contents">
      <style:text-properties officeooo:rsid="0011896a" officeooo:paragraph-rsid="0011896a"/>
    </style:style>
    <style:style style:name="P15" style:family="paragraph" style:parent-style-name="Table_20_Contents">
      <style:paragraph-properties fo:text-align="center" style:justify-single-word="false"/>
      <style:text-properties officeooo:rsid="0011896a" officeooo:paragraph-rsid="0011896a"/>
    </style:style>
    <style:style style:name="P16" style:family="paragraph" style:parent-style-name="Table_20_Contents">
      <style:text-properties officeooo:rsid="00264588" officeooo:paragraph-rsid="00264588"/>
    </style:style>
    <style:style style:name="P17" style:family="paragraph" style:parent-style-name="Table_20_Contents">
      <style:paragraph-properties fo:text-align="center" style:justify-single-word="false"/>
      <style:text-properties officeooo:rsid="002f3a0e" officeooo:paragraph-rsid="002f3a0e"/>
    </style:style>
    <style:style style:name="P18" style:family="paragraph" style:parent-style-name="Table_20_Contents">
      <style:text-properties officeooo:rsid="002f3a0e" officeooo:paragraph-rsid="002f3a0e"/>
    </style:style>
    <style:style style:name="T1" style:family="text">
      <style:text-properties officeooo:rsid="001698c1"/>
    </style:style>
    <style:style style:name="T2" style:family="text">
      <style:text-properties fo:font-style="italic" officeooo:rsid="00089c80" style:font-style-asian="italic" style:font-style-complex="italic"/>
    </style:style>
    <style:style style:name="T3" style:family="text">
      <style:text-properties officeooo:rsid="0009a5aa"/>
    </style:style>
    <style:style style:name="T4" style:family="text">
      <style:text-properties officeooo:rsid="00132989"/>
    </style:style>
    <style:style style:name="T5" style:family="text">
      <style:text-properties officeooo:rsid="0018de60"/>
    </style:style>
    <style:style style:name="T6" style:family="text">
      <style:text-properties officeooo:rsid="001d9bf4"/>
    </style:style>
    <style:style style:name="T7" style:family="text">
      <style:text-properties officeooo:rsid="0029dff4"/>
    </style:style>
    <style:style style:name="T8" style:family="text">
      <style:text-properties officeooo:rsid="003042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 Format File</text:p>
      <text:p text:style-name="P2"/>
      <text:p text:style-name="P3">This document describes the output format file from various compilers and transcribers or the input format file to the player.</text:p>
      <text:p text:style-name="P3"/>
      <text:p text:style-name="P3">The format file, of necessity, has the file type “.json” so it can be read in. </text:p>
      <text:p text:style-name="P3"/>
      <text:p text:style-name="P5">All values in the JSON structure are either strings or arrays of strings <text:span text:style-name="T2">including the numeric values</text:span>. <text:s/>All must be present. <text:s/>Some have constant values now or represent future values.</text:p>
      <text:p text:style-name="P3"/>
      <text:p text:style-name="P4">{</text:p>
      <text:p text:style-name="P4"><text:tab/>“title” : <text:tab/><text:tab/>“&lt;title of song&gt;”,</text:p>
      <text:p text:style-name="P6"><text:tab/>“author”:<text:tab/><text:tab/>“&lt;composer of song, can be empty string&gt;”,</text:p>
      <text:p text:style-name="P6"><text:tab/>“beats”,<text:tab/><text:tab/>“&lt;number of beats in a bar&gt;”,</text:p>
      <text:p text:style-name="P6"><text:tab/>“tempo”,<text:tab/><text:tab/>“&lt;number of beats per minute&gt;”,</text:p>
      <text:p text:style-name="P6"><text:tab/>“version”,<text:tab/><text:tab/>“1”,</text:p>
      <text:p text:style-name="P7"><text:tab/>“tuning”,<text:tab/><text:tab/>“<text:span text:style-name="T5">&lt;</text:span>t1,t2,t3 <text:span text:style-name="T5">standard tunings are g3,d4,g4 and d3,a4,d4</text:span>”,</text:p>
      <text:p text:style-name="P6"><text:tab/>“bars”, <text:tab/><text:tab/>[ </text:p>
      <text:p text:style-name="P6"><text:tab/><text:tab/><text:tab/><text:tab/><text:tab/>“bar 0”,</text:p>
      <text:p text:style-name="P6"><text:tab/><text:tab/><text:tab/><text:tab/><text:tab/>“bar 1”,</text:p>
      <text:p text:style-name="P6"><text:tab/><text:tab/><text:tab/><text:tab/><text:tab/>“bar 2”,</text:p>
      <text:p text:style-name="P6"><text:tab/><text:tab/><text:tab/><text:tab/><text:tab/>.</text:p>
      <text:p text:style-name="P6"><text:tab/><text:tab/><text:tab/><text:tab/><text:tab/>.</text:p>
      <text:p text:style-name="P6"><text:tab/><text:tab/><text:tab/><text:tab/><text:tab/>“bar n<text:span text:style-name="T3">-1</text:span>”</text:p>
      <text:p text:style-name="P6"><text:tab/><text:tab/><text:tab/><text:tab/>]</text:p>
      <text:p text:style-name="P6">}</text:p>
      <text:p text:style-name="P6"/>
      <text:p text:style-name="P10">Bars</text:p>
      <text:p text:style-name="P10"/>
      <text:p text:style-name="P8">Bar data consists of a sequence of the following, in any order, and can also be empty. <text:span text:style-name="T6">There should be no seperating spaces.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Item</text:p>
          </table:table-cell>
          <table:table-cell table:style-name="Table2.A1" office:value-type="string">
            <text:p text:style-name="P12">Example(s)</text:p>
          </table:table-cell>
          <table:table-cell table:style-name="Table2.C1" office:value-type="string">
            <text:p text:style-name="P11">Notes</text:p>
          </table:table-cell>
        </table:table-row>
        <table:table-row>
          <table:table-cell table:style-name="Table2.A2" office:value-type="string">
            <text:p text:style-name="P13">Strum/Pick</text:p>
          </table:table-cell>
          <table:table-cell table:style-name="Table2.A2" office:value-type="string">
            <text:p text:style-name="P17">AAA</text:p>
            <text:p text:style-name="P17">BBB</text:p>
            <text:p text:style-name="P17">CCC</text:p>
            <text:p text:style-name="P17">G<text:span text:style-name="T8">--</text:span></text:p>
            <text:p text:style-name="P17"/>
          </table:table-cell>
          <table:table-cell table:style-name="Table2.C4" office:value-type="string">
            <text:p text:style-name="P18">A representation of a chromatic event on three strings. The first named string is the bass string, and the last the melody. These values are chromatic offsets, so fretting 0 1 2 would be 0 2 4 and encoded as ACE. <text:span text:style-name="T8">-</text:span> is used for the non-playing value. Case is irrelevant. <text:span text:style-name="T8">--- is permitted (and will be silent)</text:span></text:p>
          </table:table-cell>
        </table:table-row>
        <table:table-row>
          <table:table-cell table:style-name="Table2.A2" office:value-type="string">
            <text:p text:style-name="P15">Time Space</text:p>
          </table:table-cell>
          <table:table-cell table:style-name="Table2.A2" office:value-type="string">
            <text:p text:style-name="P17">1-8</text:p>
          </table:table-cell>
          <table:table-cell table:style-name="Table2.C4" office:value-type="string">
            <text:p text:style-name="P16">Advances time in n quarter beat<text:span text:style-name="T7">s.</text:span></text:p>
          </table:table-cell>
        </table:table-row>
        <table:table-row>
          <table:table-cell table:style-name="Table2.A2" office:value-type="string">
            <text:p text:style-name="P15">Label</text:p>
          </table:table-cell>
          <table:table-cell table:style-name="Table2.A2" office:value-type="string">
            <text:p text:style-name="P15">(F#)</text:p>
          </table:table-cell>
          <table:table-cell table:style-name="Table2.C4" office:value-type="string">
            <text:p text:style-name="P14">Sets the label for the next and subsequent strums in this bar <text:span text:style-name="T6">to the value in the brackets</text:span>. <text:s/>When a label is set, rather than being displayed as seperate notes the <text:span text:style-name="T4">strum is displayed as a “strum” labelled with the label (which is normally the chord name). If the name is empty (e.g. () ) then subsequent strums will be displayed in ‘individual play’ form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698c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2:49:20.464819788</meta:creation-date>
    <dc:date>2017-04-22T23:05:45.212843351</dc:date>
    <meta:editing-duration>PT1H13M51S</meta:editing-duration>
    <meta:editing-cycles>36</meta:editing-cycles>
    <meta:generator>LibreOffice/5.3.2.2$Linux_X86_64 LibreOffice_project/30m0$Build-2</meta:generator>
    <meta:document-statistic meta:table-count="1" meta:image-count="0" meta:object-count="0" meta:page-count="1" meta:paragraph-count="38" meta:word-count="288" meta:character-count="1633" meta:non-whitespace-character-count="1328"/>
  </office:meta>
</office:document-meta>
</file>